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4.773cm"/>
    </style:style>
    <style:style style:name="co4" style:family="table-column">
      <style:table-column-properties fo:break-before="auto" style:column-width="6.463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92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>
            <text:p>Instancia</text:p>
          </table:table-cell>
          <table:table-cell table:style-name="ce1" office:value-type="string">
            <text:p>Valor Optimo</text:p>
          </table:table-cell>
          <table:table-cell table:style-name="ce1" office:value-type="string">
            <text:p>Valor Vecino Más Cercano</text:p>
          </table:table-cell>
          <table:table-cell table:style-name="ce1" office:value-type="string">
            <text:p>Valor Vecino Más Cercano Mejorado</text:p>
          </table:table-cell>
          <table:table-cell table:style-name="ce1" office:value-type="string">
            <text:p>Promedio V+C</text:p>
          </table:table-cell>
          <table:table-cell table:style-name="ce1" office:value-type="string">
            <text:p>Promedio V+CM</text:p>
          </table:table-cell>
        </table:table-row>
        <table:table-row table:style-name="ro2">
          <table:table-cell office:value-type="string">
            <text:p>att532</text:p>
          </table:table-cell>
          <table:table-cell office:value-type="float" office:value="86729">
            <text:p>86729</text:p>
          </table:table-cell>
          <table:table-cell office:value-type="float" office:value="112099.45">
            <text:p>112099,45</text:p>
          </table:table-cell>
          <table:table-cell office:value-type="float" office:value="102786.05">
            <text:p>102786,05</text:p>
          </table:table-cell>
          <table:table-cell table:formula="of:=[.C2]/[.B2]" office:value-type="float" office:value="1.29252556814906">
            <text:p>1,2925255681</text:p>
          </table:table-cell>
          <table:table-cell table:formula="of:=[.D2]/[.B2]" office:value-type="float" office:value="1.18514049510544">
            <text:p>1,1851404951</text:p>
          </table:table-cell>
        </table:table-row>
        <table:table-row table:style-name="ro2">
          <table:table-cell office:value-type="string">
            <text:p>a280</text:p>
          </table:table-cell>
          <table:table-cell office:value-type="float" office:value="2579">
            <text:p>2579</text:p>
          </table:table-cell>
          <table:table-cell office:value-type="float" office:value="3148">
            <text:p>3148</text:p>
          </table:table-cell>
          <table:table-cell office:value-type="float" office:value="3094.2784">
            <text:p>3094,2784</text:p>
          </table:table-cell>
          <table:table-cell table:formula="of:=[.C3]/[.B3]" office:value-type="float" office:value="1.22062815044591">
            <text:p>1,2206281504</text:p>
          </table:table-cell>
          <table:table-cell table:formula="of:=[.D3]/[.B3]" office:value-type="float" office:value="1.19979775106631">
            <text:p>1,1997977511</text:p>
          </table:table-cell>
        </table:table-row>
        <table:table-row table:style-name="ro2">
          <table:table-cell office:value-type="string">
            <text:p>berlin52</text:p>
          </table:table-cell>
          <table:table-cell office:value-type="float" office:value="7542">
            <text:p>7542</text:p>
          </table:table-cell>
          <table:table-cell office:value-type="float" office:value="8980.9183">
            <text:p>8980,9183</text:p>
          </table:table-cell>
          <table:table-cell office:value-type="float" office:value="8182.1916">
            <text:p>8182,1916</text:p>
          </table:table-cell>
          <table:table-cell table:formula="of:=[.C4]/[.B4]" office:value-type="float" office:value="1.1907873640944">
            <text:p>1,1907873641</text:p>
          </table:table-cell>
          <table:table-cell table:formula="of:=[.D4]/[.B4]" office:value-type="float" office:value="1.08488353221957">
            <text:p>1,0848835322</text:p>
          </table:table-cell>
        </table:table-row>
        <table:table-row table:style-name="ro2">
          <table:table-cell office:value-type="string">
            <text:p>bier127</text:p>
          </table:table-cell>
          <table:table-cell office:value-type="float" office:value="118282">
            <text:p>118282</text:p>
          </table:table-cell>
          <table:table-cell office:value-type="float" office:value="135751.78">
            <text:p>135751,78</text:p>
          </table:table-cell>
          <table:table-cell office:value-type="float" office:value="133970.65">
            <text:p>133970,65</text:p>
          </table:table-cell>
          <table:table-cell table:formula="of:=[.C5]/[.B5]" office:value-type="float" office:value="1.14769601460915">
            <text:p>1,1476960146</text:p>
          </table:table-cell>
          <table:table-cell table:formula="of:=[.D5]/[.B5]" office:value-type="float" office:value="1.13263767944404">
            <text:p>1,1326376794</text:p>
          </table:table-cell>
        </table:table-row>
        <table:table-row table:style-name="ro2">
          <table:table-cell office:value-type="string">
            <text:p>ch130</text:p>
          </table:table-cell>
          <table:table-cell office:value-type="float" office:value="6110">
            <text:p>6110</text:p>
          </table:table-cell>
          <table:table-cell table:style-name="Default" office:value-type="float" office:value="7575.2863">
            <text:p>7575,2863</text:p>
          </table:table-cell>
          <table:table-cell office:value-type="float" office:value="7198.7411">
            <text:p>7198,7411</text:p>
          </table:table-cell>
          <table:table-cell table:formula="of:=[.C6]/[.B6]" office:value-type="float" office:value="1.23981772504092">
            <text:p>1,239817725</text:p>
          </table:table-cell>
          <table:table-cell table:formula="of:=[.D6]/[.B6]" office:value-type="float" office:value="1.17819003273322">
            <text:p>1,1781900327</text:p>
          </table:table-cell>
        </table:table-row>
        <table:table-row table:style-name="ro2">
          <table:table-cell office:value-type="string">
            <text:p>eil101</text:p>
          </table:table-cell>
          <table:table-cell office:value-type="float" office:value="629">
            <text:p>629</text:p>
          </table:table-cell>
          <table:table-cell office:value-type="float" office:value="825.24232">
            <text:p>825,24232</text:p>
          </table:table-cell>
          <table:table-cell office:value-type="float" office:value="736.36844">
            <text:p>736,36844</text:p>
          </table:table-cell>
          <table:table-cell table:formula="of:=[.C7]/[.B7]" office:value-type="float" office:value="1.31199096979332">
            <text:p>1,3119909698</text:p>
          </table:table-cell>
          <table:table-cell table:formula="of:=[.D7]/[.B7]" office:value-type="float" office:value="1.17069704292528">
            <text:p>1,1706970429</text:p>
          </table:table-cell>
        </table:table-row>
        <table:table-row table:style-name="ro2">
          <table:table-cell office:value-type="string">
            <text:p>kroA150</text:p>
          </table:table-cell>
          <table:table-cell office:value-type="float" office:value="26524">
            <text:p>26524</text:p>
          </table:table-cell>
          <table:table-cell office:value-type="float" office:value="33609.867">
            <text:p>33609,867</text:p>
          </table:table-cell>
          <table:table-cell office:value-type="float" office:value="31482.02">
            <text:p>31482,02</text:p>
          </table:table-cell>
          <table:table-cell table:formula="of:=[.C8]/[.B8]" office:value-type="float" office:value="1.2671492610466">
            <text:p>1,267149261</text:p>
          </table:table-cell>
          <table:table-cell table:formula="of:=[.D8]/[.B8]" office:value-type="float" office:value="1.1869258030463">
            <text:p>1,186925803</text:p>
          </table:table-cell>
        </table:table-row>
        <table:table-row table:style-name="ro2">
          <table:table-cell office:value-type="string">
            <text:p>lin318</text:p>
          </table:table-cell>
          <table:table-cell office:value-type="float" office:value="42029">
            <text:p>42029</text:p>
          </table:table-cell>
          <table:table-cell office:value-type="float" office:value="54033.577">
            <text:p>54033,577</text:p>
          </table:table-cell>
          <table:table-cell office:value-type="float" office:value="49215.613">
            <text:p>49215,613</text:p>
          </table:table-cell>
          <table:table-cell table:formula="of:=[.C9]/[.B9]" office:value-type="float" office:value="1.28562604392205">
            <text:p>1,2856260439</text:p>
          </table:table-cell>
          <table:table-cell table:formula="of:=[.D9]/[.B9]" office:value-type="float" office:value="1.17099176758905">
            <text:p>1,1709917676</text:p>
          </table:table-cell>
        </table:table-row>
        <table:table-row table:style-name="ro2">
          <table:table-cell office:value-type="string">
            <text:p>pr299</text:p>
          </table:table-cell>
          <table:table-cell office:value-type="float" office:value="48191">
            <text:p>48191</text:p>
          </table:table-cell>
          <table:table-cell office:value-type="float" office:value="59899.01">
            <text:p>59899,01</text:p>
          </table:table-cell>
          <table:table-cell office:value-type="float" office:value="58288.148">
            <text:p>58288,148</text:p>
          </table:table-cell>
          <table:table-cell table:formula="of:=[.C10]/[.B10]" office:value-type="float" office:value="1.2429501359175">
            <text:p>1,2429501359</text:p>
          </table:table-cell>
          <table:table-cell table:formula="of:=[.D10]/[.B10]" office:value-type="float" office:value="1.2095235209894">
            <text:p>1,209523521</text:p>
          </table:table-cell>
        </table:table-row>
        <table:table-row table:style-name="ro2">
          <table:table-cell office:value-type="string">
            <text:p>rat575</text:p>
          </table:table-cell>
          <table:table-cell office:value-type="float" office:value="6773">
            <text:p>6773</text:p>
          </table:table-cell>
          <table:table-cell office:value-type="float" office:value="8449.3183">
            <text:p>8449,3183</text:p>
          </table:table-cell>
          <table:table-cell office:value-type="float" office:value="7972.3294">
            <text:p>7972,3294</text:p>
          </table:table-cell>
          <table:table-cell table:formula="of:=[.C11]/[.B11]" office:value-type="float" office:value="1.24750011811605">
            <text:p>1,2475001181</text:p>
          </table:table-cell>
          <table:table-cell table:formula="of:=[.D11]/[.B11]" office:value-type="float" office:value="1.17707506274915">
            <text:p>1,1770750627</text:p>
          </table:table-cell>
        </table:table-row>
        <table:table-row table:style-name="ro2">
          <table:table-cell office:value-type="string">
            <text:p>instancia1</text:p>
          </table:table-cell>
          <table:table-cell office:value-type="float" office:value="784">
            <text:p>784</text:p>
          </table:table-cell>
          <table:table-cell office:value-type="float" office:value="1041.343">
            <text:p>1041,343</text:p>
          </table:table-cell>
          <table:table-cell office:value-type="float" office:value="887.42745">
            <text:p>887,42745</text:p>
          </table:table-cell>
          <table:table-cell table:formula="of:=[.C12]/[.B12]" office:value-type="float" office:value="1.32824362244898">
            <text:p>1,3282436224</text:p>
          </table:table-cell>
          <table:table-cell table:formula="of:=[.D12]/[.B12]" office:value-type="float" office:value="1.13192276785714">
            <text:p>1,1319227679</text:p>
          </table:table-cell>
        </table:table-row>
        <table:table-row table:style-name="ro2">
          <table:table-cell office:value-type="string">
            <text:p>instancia2</text:p>
          </table:table-cell>
          <table:table-cell office:value-type="float" office:value="727">
            <text:p>727</text:p>
          </table:table-cell>
          <table:table-cell office:value-type="float" office:value="970.30328">
            <text:p>970,30328</text:p>
          </table:table-cell>
          <table:table-cell office:value-type="float" office:value="821.30641">
            <text:p>821,30641</text:p>
          </table:table-cell>
          <table:table-cell table:formula="of:=[.C13]/[.B13]" office:value-type="float" office:value="1.33466751031637">
            <text:p>1,3346675103</text:p>
          </table:table-cell>
          <table:table-cell table:formula="of:=[.D13]/[.B13]" office:value-type="float" office:value="1.12971995873453">
            <text:p>1,1297199587</text:p>
          </table:table-cell>
        </table:table-row>
        <table:table-row table:style-name="ro2">
          <table:table-cell office:value-type="string">
            <text:p>instancia3</text:p>
          </table:table-cell>
          <table:table-cell office:value-type="float" office:value="764">
            <text:p>764</text:p>
          </table:table-cell>
          <table:table-cell office:value-type="float" office:value="880.55625">
            <text:p>880,55625</text:p>
          </table:table-cell>
          <table:table-cell office:value-type="float" office:value="851.45265">
            <text:p>851,45265</text:p>
          </table:table-cell>
          <table:table-cell table:formula="of:=[.C14]/[.B14]" office:value-type="float" office:value="1.15256053664921">
            <text:p>1,1525605366</text:p>
          </table:table-cell>
          <table:table-cell table:formula="of:=[.D14]/[.B14]" office:value-type="float" office:value="1.11446681937173">
            <text:p>1,1144668194</text:p>
          </table:table-cell>
        </table:table-row>
        <table:table-row table:style-name="ro2">
          <table:table-cell office:value-type="string">
            <text:p>instancia4</text:p>
          </table:table-cell>
          <table:table-cell office:value-type="float" office:value="785">
            <text:p>785</text:p>
          </table:table-cell>
          <table:table-cell office:value-type="float" office:value="890.31668">
            <text:p>890,31668</text:p>
          </table:table-cell>
          <table:table-cell office:value-type="float" office:value="886.55402">
            <text:p>886,55402</text:p>
          </table:table-cell>
          <table:table-cell table:formula="of:=[.C15]/[.B15]" office:value-type="float" office:value="1.13416137579618">
            <text:p>1,1341613758</text:p>
          </table:table-cell>
          <table:table-cell table:formula="of:=[.D15]/[.B15]" office:value-type="float" office:value="1.12936817834395">
            <text:p>1,1293681783</text:p>
          </table:table-cell>
        </table:table-row>
        <table:table-row table:style-name="ro2">
          <table:table-cell office:value-type="string">
            <text:p>instancia5</text:p>
          </table:table-cell>
          <table:table-cell office:value-type="float" office:value="804">
            <text:p>804</text:p>
          </table:table-cell>
          <table:table-cell office:value-type="float" office:value="972.43168">
            <text:p>972,43168</text:p>
          </table:table-cell>
          <table:table-cell office:value-type="float" office:value="891.47272">
            <text:p>891,47272</text:p>
          </table:table-cell>
          <table:table-cell table:formula="of:=[.C16]/[.B16]" office:value-type="float" office:value="1.20949213930348">
            <text:p>1,2094921393</text:p>
          </table:table-cell>
          <table:table-cell table:formula="of:=[.D16]/[.B16]" office:value-type="float" office:value="1.10879691542289">
            <text:p>1,1087969154</text:p>
          </table:table-cell>
        </table:table-row>
        <table:table-row table:style-name="ro2">
          <table:table-cell office:value-type="string">
            <text:p>instancia6</text:p>
          </table:table-cell>
          <table:table-cell office:value-type="float" office:value="789">
            <text:p>789</text:p>
          </table:table-cell>
          <table:table-cell office:value-type="float" office:value="993.16828">
            <text:p>993,16828</text:p>
          </table:table-cell>
          <table:table-cell office:value-type="float" office:value="936.42562">
            <text:p>936,42562</text:p>
          </table:table-cell>
          <table:table-cell table:formula="of:=[.C17]/[.B17]" office:value-type="float" office:value="1.2587684157161">
            <text:p>1,2587684157</text:p>
          </table:table-cell>
          <table:table-cell table:formula="of:=[.D17]/[.B17]" office:value-type="float" office:value="1.18685122940431">
            <text:p>1,1868512294</text:p>
          </table:table-cell>
        </table:table-row>
        <table:table-row table:style-name="ro2">
          <table:table-cell office:value-type="string">
            <text:p>instancia7</text:p>
          </table:table-cell>
          <table:table-cell office:value-type="float" office:value="803">
            <text:p>803</text:p>
          </table:table-cell>
          <table:table-cell office:value-type="float" office:value="980.51001">
            <text:p>980,51001</text:p>
          </table:table-cell>
          <table:table-cell office:value-type="float" office:value="945.73295">
            <text:p>945,73295</text:p>
          </table:table-cell>
          <table:table-cell table:formula="of:=[.C18]/[.B18]" office:value-type="float" office:value="1.22105854296389">
            <text:p>1,221058543</text:p>
          </table:table-cell>
          <table:table-cell table:formula="of:=[.D18]/[.B18]" office:value-type="float" office:value="1.177749626401">
            <text:p>1,1777496264</text:p>
          </table:table-cell>
        </table:table-row>
        <table:table-row table:style-name="ro2">
          <table:table-cell office:value-type="string">
            <text:p>instancia8</text:p>
          </table:table-cell>
          <table:table-cell office:value-type="float" office:value="746">
            <text:p>746</text:p>
          </table:table-cell>
          <table:table-cell office:value-type="float" office:value="928.76448">
            <text:p>928,76448</text:p>
          </table:table-cell>
          <table:table-cell office:value-type="float" office:value="854.66357">
            <text:p>854,66357</text:p>
          </table:table-cell>
          <table:table-cell table:formula="of:=[.C19]/[.B19]" office:value-type="float" office:value="1.24499260053619">
            <text:p>1,2449926005</text:p>
          </table:table-cell>
          <table:table-cell table:formula="of:=[.D19]/[.B19]" office:value-type="float" office:value="1.14566162198391">
            <text:p>1,145661622</text:p>
          </table:table-cell>
        </table:table-row>
        <table:table-row table:style-name="ro2">
          <table:table-cell office:value-type="string">
            <text:p>instancia9</text:p>
          </table:table-cell>
          <table:table-cell office:value-type="float" office:value="774">
            <text:p>774</text:p>
          </table:table-cell>
          <table:table-cell office:value-type="float" office:value="987.63146">
            <text:p>987,63146</text:p>
          </table:table-cell>
          <table:table-cell office:value-type="float" office:value="913.65535">
            <text:p>913,65535</text:p>
          </table:table-cell>
          <table:table-cell table:formula="of:=[.C20]/[.B20]" office:value-type="float" office:value="1.27600963824289">
            <text:p>1,2760096382</text:p>
          </table:table-cell>
          <table:table-cell table:formula="of:=[.D20]/[.B20]" office:value-type="float" office:value="1.18043326873385">
            <text:p>1,1804332687</text:p>
          </table:table-cell>
        </table:table-row>
        <table:table-row table:style-name="ro2">
          <table:table-cell office:value-type="string">
            <text:p>instancia10</text:p>
          </table:table-cell>
          <table:table-cell office:value-type="float" office:value="792">
            <text:p>792</text:p>
          </table:table-cell>
          <table:table-cell office:value-type="float" office:value="991.30791">
            <text:p>991,30791</text:p>
          </table:table-cell>
          <table:table-cell office:value-type="float" office:value="931.38742">
            <text:p>931,38742</text:p>
          </table:table-cell>
          <table:table-cell table:formula="of:=[.C21]/[.B21]" office:value-type="float" office:value="1.25165140151515">
            <text:p>1,2516514015</text:p>
          </table:table-cell>
          <table:table-cell table:formula="of:=[.D21]/[.B21]" office:value-type="float" office:value="1.17599421717172">
            <text:p>1,1759942172</text:p>
          </table:table-cell>
        </table:table-row>
      </table:table>
      <table:table table:name="Hoja2" table:style-name="ta1">
        <table:table-column table:style-name="co1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6-07-25T19:08:53</meta:creation-date>
    <dc:date>2016-07-25T20:17:38</dc:date>
    <dc:creator>Lucas </dc:creator>
    <meta:editing-duration>PT53M30S</meta:editing-duration>
    <meta:editing-cycles>2</meta:editing-cycles>
    <meta:generator>LibreOffice/3.5$Linux_x86 LibreOffice_project/350m1$Build-2</meta:generator>
    <meta:document-statistic meta:table-count="3" meta:cell-count="126" meta:object-count="0"/>
  </office:meta>
</office:document-meta>
</file>